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54cm" fo:margin-left="-0.111cm" table:align="left" style:writing-mode="lr-tb"/>
    </style:style>
    <style:style style:name="Tabla1.A" style:family="table-column">
      <style:table-column-properties style:column-width="1.831cm"/>
    </style:style>
    <style:style style:name="Tabla1.B" style:family="table-column">
      <style:table-column-properties style:column-width="14.02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Times New Roman1" fo:font-size="12pt" fo:font-weight="bold" style:font-size-asian="12pt" style:font-weight-asian="bold" style:font-name-complex="Arial" style:font-size-complex="12pt"/>
    </style:style>
    <style:style style:name="P8" style:family="paragraph" style:parent-style-name="Standard">
      <style:paragraph-properties fo:text-align="justify" style:justify-single-word="false"/>
      <style:text-properties style:font-name="Times New Roman1" fo:font-size="12pt" style:font-size-asian="12pt" style:font-name-complex="Arial" style:font-size-complex="12pt"/>
    </style:style>
    <style:style style:name="P9" style:family="paragraph" style:parent-style-name="Standard">
      <style:text-properties style:font-name="Times New Roman1" fo:font-size="12pt" fo:language="es" fo:country="MX" style:font-size-asian="12pt" style:font-name-complex="Arial" style:font-size-complex="12pt"/>
    </style:style>
    <style:style style:name="P10" style:family="paragraph" style:parent-style-name="Sangría_20_2_20_de_20_t._20_independiente">
      <style:paragraph-properties fo:margin-left="6.535cm" fo:margin-right="0cm" fo:text-indent="-6.562cm" style:auto-text-indent="false"/>
    </style:style>
    <style:style style:name="P11" style:family="paragraph" style:parent-style-name="Text_20_body">
      <style:text-properties fo:language="en" fo:country="US"/>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fo:language="es" fo:country="ES"/>
    </style:style>
    <style:style style:name="P14" style:family="paragraph" style:parent-style-name="Text_20_body">
      <style:text-properties fo:language="es" fo:country="MX"/>
    </style:style>
    <style:style style:name="P15" style:family="paragraph" style:parent-style-name="Text_20_body">
      <style:paragraph-properties fo:text-align="start" style:justify-single-word="false"/>
      <style:text-properties fo:language="es" fo:country="MX"/>
    </style:style>
    <style:style style:name="P16" style:family="paragraph" style:parent-style-name="Text_20_body">
      <style:paragraph-properties fo:margin-left="0cm" fo:margin-right="0cm" fo:text-align="justify" style:justify-single-word="false" fo:text-indent="0.009cm" style:auto-text-indent="false"/>
      <style:text-properties fo:language="es" fo:country="MX"/>
    </style:style>
    <style:style style:name="P17" style:family="paragraph" style:parent-style-name="Text_20_body">
      <style:paragraph-properties fo:margin-left="0cm" fo:margin-right="0cm" fo:text-indent="0.501cm" style:auto-text-indent="false"/>
    </style:style>
    <style:style style:name="P18" style:family="paragraph" style:parent-style-name="Standard">
      <style:paragraph-properties fo:margin-left="0cm" fo:margin-right="0cm" fo:text-align="justify" style:justify-single-word="false" fo:text-indent="1.005cm" style:auto-text-indent="false"/>
      <style:text-properties style:font-name="Times New Roman1" fo:font-size="12pt" style:font-size-asian="12pt" style:font-name-complex="Arial" style:font-size-complex="12pt"/>
    </style:style>
    <style:style style:name="P19" style:family="paragraph" style:parent-style-name="Standard">
      <style:paragraph-properties fo:margin-left="0cm" fo:margin-right="0cm" fo:text-align="justify" style:justify-single-word="false" fo:text-indent="1.005cm" style:auto-text-indent="false"/>
    </style:style>
    <style:style style:name="P20" style:family="paragraph" style:parent-style-name="Standard">
      <style:paragraph-properties fo:margin-left="0cm" fo:margin-right="0cm" fo:text-align="justify" style:justify-single-word="false" fo:text-indent="0.847cm" style:auto-text-indent="false"/>
      <style:text-properties style:font-name="Times New Roman1" fo:font-size="12pt" fo:language="es" fo:country="AR" style:font-size-asian="12pt" style:language-asian="zh" style:country-asian="CN" style:font-name-complex="Arial" style:font-size-complex="12pt" style:language-complex="ar" style:country-complex="SA"/>
    </style:style>
    <style:style style:name="P21" style:family="paragraph" style:parent-style-name="Standard">
      <style:paragraph-properties fo:margin-left="0cm" fo:margin-right="0cm" fo:text-align="justify" style:justify-single-word="false" fo:text-indent="1.058cm" style:auto-text-indent="false"/>
      <style:text-properties style:font-name="Times New Roman1" fo:font-size="12pt" style:font-size-asian="12pt" style:font-name-complex="Arial" style:font-size-complex="12pt"/>
    </style:style>
    <style:style style:name="P22" style:family="paragraph" style:parent-style-name="Standard">
      <style:paragraph-properties fo:margin-left="0cm" fo:margin-right="0cm" fo:text-align="justify" style:justify-single-word="false" fo:text-indent="1.058cm" style:auto-text-indent="false"/>
      <style:text-properties style:font-name="Times New Roman1" fo:font-size="12pt" style:font-name-asian="Arial" style:font-size-asian="12pt" style:font-name-complex="Arial" style:font-size-complex="12pt"/>
    </style:style>
    <style:style style:name="P23" style:family="paragraph" style:parent-style-name="Standard">
      <style:paragraph-properties fo:margin-left="0.009cm" fo:margin-right="0cm" fo:text-align="justify" style:justify-single-word="false" fo:text-indent="0cm" style:auto-text-indent="false" style:snap-to-layout-grid="false"/>
      <style:text-properties style:font-name="Times New Roman1" fo:font-size="12pt" fo:language="es" fo:country="MX" style:font-size-asian="12pt" style:font-name-complex="Arial" style:font-size-complex="12pt"/>
    </style:style>
    <style:style style:name="P24" style:family="paragraph" style:parent-style-name="Text_20_body_20_indent">
      <style:paragraph-properties fo:margin-left="0cm" fo:margin-right="0cm" fo:text-indent="0cm" style:auto-text-indent="false"/>
    </style:style>
    <style:style style:name="P25" style:family="paragraph" style:parent-style-name="Standard">
      <style:paragraph-properties fo:margin-left="2.748cm" fo:margin-right="0cm" fo:text-align="justify" style:justify-single-word="false" fo:text-indent="-2.748cm" style:auto-text-indent="false">
        <style:tab-stops/>
      </style:paragraph-properties>
      <style:text-properties style:font-name="Times New Roman1" fo:font-size="12pt" style:font-size-asian="12pt" style:font-name-complex="Arial" style:font-size-complex="12pt"/>
    </style:style>
    <style:style style:name="P26" style:family="paragraph" style:parent-style-name="Sangría_20_2_20_de_20_t._20_independiente">
      <style:paragraph-properties fo:margin-left="5.8cm" fo:margin-right="0cm" fo:text-indent="-5.8cm" style:auto-text-indent="false">
        <style:tab-stops/>
      </style:paragraph-properties>
    </style:style>
    <style:style style:name="P27" style:family="paragraph" style:parent-style-name="Standard" style:master-page-name="Standard">
      <style:paragraph-properties fo:text-align="center" style:justify-single-word="false" style:page-number="auto"/>
      <style:text-properties fo:language="es" fo:country="MX"/>
    </style:style>
    <style:style style:name="P28" style:family="paragraph" style:parent-style-name="Standard">
      <style:paragraph-properties fo:margin-left="0cm" fo:margin-right="0cm" fo:text-align="justify" style:justify-single-word="false" fo:text-indent="1.005cm" style:auto-text-indent="false"/>
      <style:text-properties style:font-name="Times New Roman1" fo:font-size="12pt" style:font-size-asian="12pt" style:font-name-complex="Arial" style:font-size-complex="12pt"/>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style:font-name="Times New Roman1" fo:font-size="12pt" style:font-size-asian="12pt" style:font-name-complex="Arial" style:font-size-complex="12pt"/>
    </style:style>
    <style:style style:name="T4" style:family="text">
      <style:text-properties style:font-name-asian="Arial"/>
    </style:style>
    <style:style style:name="T5" style:family="text">
      <style:text-properties fo:font-weight="bold" style:font-weight-asian="bold"/>
    </style:style>
    <style:style style:name="T6"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RDENANZA N° 2496-CM-14</text:p>
      <text:p text:style-name="P6"/>
      <text:p text:style-name="P6"/>
      <text:p text:style-name="P26">DESCRIPCIÓN SINTÉTICA: I<text:span text:style-name="T3">NSTITUIR PROGRAMA DE PADRINAZGO DE PLAZAS Y ESPACIOS PÚBLICOS – ABROGA ORDENANZA 1394-CM-04.</text:span></text:p>
      <text:p text:style-name="P10"/>
      <text:p text:style-name="P10">ANTECEDENTES</text:p>
      <text:h text:style-name="Heading_20_4" text:outline-level="4" text:is-list-header="true"/>
      <text:p text:style-name="P18">Ordenanza 5598/92 de la ciudad de Neuquén.</text:p>
      <text:p text:style-name="P18"/>
      <text:p text:style-name="P18">Ordenanza 1538/94 de la ciudad de Santa Rosa.</text:p>
      <text:p text:style-name="P18"/>
      <text:p text:style-name="P18">Ordenanza 43794, Ciudad Autónoma de Buenos Aires.</text:p>
      <text:p text:style-name="P18"/>
      <text:p text:style-name="P18">Ordenanza 1394-CM-04.</text:p>
      <text:p text:style-name="P18"/>
      <text:p text:style-name="P18">Ordenanza 2425-CM-13.</text:p>
      <text:p text:style-name="P18"/>
      <text:p text:style-name="P18">Notas enviadas por los alumnos del Colegio Primo Capraro a la Secretaría de Hacienda, Cámara de Comercio y Cámara de Turismo de esta ciudad.</text:p>
      <text:p text:style-name="P18"/>
      <text:p text:style-name="P18">Carta Orgánica Municipal, <text:s/>artículos 13, 14, 20 inciso 7, artículo 180, inciso 10. </text:p>
      <text:p text:style-name="P18"/>
      <text:p text:style-name="P18">Ordenanza 86-C-87: Sanciona reglamentación referida a la defensa del patrimonio verde urbano. Define alcance. Dispone la conservación de espacios verdes y plantaciones urbanas, el uso de parques y jardines, el bosque municipal, las plantaciones privadas. Establece sanciones por incumplimiento y autoridad de aplicación de la presente norma.</text:p>
      <text:p text:style-name="P18"/>
      <text:p text:style-name="P18">Ordenanza 358-CM-94: Crea la Comisión Municipal Interinstitucional de Forestación Urbana. </text:p>
      <text:p text:style-name="P18"/>
      <text:p text:style-name="P18">Ordenanza 98-CM-92: Ordena la instrumentación por el Departamento Ejecutivo de una Campaña de Concientización Popular para la forestación de las calles de la ciudad. </text:p>
      <text:p text:style-name="P18"/>
      <text:p text:style-name="P18">Ordenanza 1394-CM-04: Crea el sistema de padrinazgo voluntario y gratuito, de plazas y espacios verdes públicos.</text:p>
      <text:p text:style-name="P18"/>
      <text:p text:style-name="P18">Ordenanza 2425-CM-13: Adaptación plazas y espacios públicos accesibilidad discapacitados juegos y cercado.</text:p>
      <text:p text:style-name="P18"/>
      <text:p text:style-name="P18">Ordenanza 1417-CM-04: Declara al arbolado como un servicio público y patrimonio natural y cultural de la ciudad. Preservación, conservación, mejoramiento, recuperación y ordenamiento arbolado público.</text:p>
      <text:p text:style-name="P18"/>
      <text:p text:style-name="P19"/>
      <text:p text:style-name="P6">FUNDAMENTOS</text:p>
      <text:p text:style-name="P6"/>
      <text:p text:style-name="P21">El presente proyecto surgió del trabajo realizado en conjunto por los alumnos del <text:s/>quinto año del Colegio Primo Capraro, ante la invitación del Concejo Municipal de nuestra ciudad, para participar en el proyecto “Concejal por un día”.</text:p>
      <text:p text:style-name="P21"/>
      <text:p text:style-name="P21"><text:soft-page-break/>Ante esta iniciativa que los alumnos tomaron como propia, surgió en el trabajo áulico la inquietud sobre trabajar algún proyecto que estuviera relacionado con el cuidado y mejoramiento de los espacios verdes de la ciudad, en especial las plazas.</text:p>
      <text:p text:style-name="P21"/>
      <text:p text:style-name="P21">Teniendo en cuenta que nuestra ciudad es un atractivo turístico importante de nuestro país, y ello asociado con la idea de responsabilidad social que un proyecto como este podía impulsar dentro del empresariado local, es que surgió el presente proyecto de ordenanza, esperando que el mismo logre incentivar a distintas empresas, organizaciones e instituciones <text:s/>de la ciudad a fin de que apadrinen distintas plazas y espacios públicos con el objetivo principal de lograr un mejoramiento estético, incorporando el concepto de inclusión, otorgando no sólo a los visitantes de nuestra ciudad sino más que nada a nuestros vecinos un espacio de encuentro. Estos espacios verdes pueden ser mejorados de tal manera de permitir el acceso a los vecinos a actividades al aire libre, culturales, entre otras.</text:p>
      <text:p text:style-name="P21"/>
      <text:p text:style-name="P21">Es importante destacar que esta ordenanza se encuentra impulsado por el simple análisis realizado por los alumnos al diagnosticar el mal estado de las plazas de nuestra ciudad, espacios que no son accesibles para ningún vecino, ya sea por sus condiciones precarias de higiene, mantenimiento y limpieza. Asimismo, muchas de estas plazas son las primeras puertas de acceso de los turistas a nuestra ciudad, dejando muchas veces una imagen turística muy desfavorable en aquellos que nos visitan.-</text:p>
      <text:p text:style-name="P21"/>
      <text:p text:style-name="P21">Por otro lado, se impulsa en la presente ordenanza la colaboración entre el Estado y la sociedad civil, impulsando la responsabilidad social empresaria en nuestra ciudad, dándole al mismo un marco de interacción sociedad. Estado que creemos debe ser relanzado a fin de lograr objetivos comunes para nuestra querida ciudad.</text:p>
      <text:p text:style-name="P21"/>
      <text:p text:style-name="P21">Por último, son los mismos jóvenes quienes fundamentan la presente con sus propias palabras e ideas:</text:p>
      <text:p text:style-name="P22"/>
      <text:p text:style-name="P21"><text:span text:style-name="T4">“</text:span>Creo que el padrinazgo de plazas va a ayudar a Bariloche a mejorar en cuanto al turismo ya que la ciudad está muy venida abajo. Otra razón por la cual estoy a favor del <text:s/>padrinazgo es que hay que conservar los espacios verdes en la mejor manera posible para poder preservarlos. Las plazas, que son un ejemplo de éstos, se encuentran por lo general muy descuidadas con basura, pastos <text:s/>escasos y con juegos oxidados y/o rotos que pueden traer consecuencias. (…) Creo que también va a ayudar mucho a aquellas familias que deseen llevar a sus niños a la plaza ya que con el padrinazgo, esta sería segura, prolija y limpia por sobretodo y sería un lindo espacio en donde pasar ratos libres al aire libre”.</text:p>
      <text:p text:style-name="P22"/>
      <text:p text:style-name="P21"><text:span text:style-name="T4">“</text:span>Para mí está bueno el proyecto de padrinazgos de plazas ya que <text:s/>va a sumar empresas importantes de Bariloche para colaborar en el <text:s/>mantenimiento, cuidado y concientización de plazas y espacios verdes. Para esto se va a necesitar un convenio entre las empresas y el gobierno de Bariloche. Como objetivo sería que el que apadrine la plaza se comprometa al <text:s/>mantenimiento, a la conservación en las plazas. Unos de los beneficios a favor de la empresa va ser que estas podrán poner carteles publicitarios en la plaza que apadrinen”.</text:p>
      <text:p text:style-name="P22"/>
      <text:p text:style-name="P21"><text:span text:style-name="T4">“</text:span>En mi opinión, el padrinazgo de plazas es necesario y sobre todo en nuestra ciudad, ya que es una ciudad turística en la cual, los turistas como los ciudadanos tienen el derecho de disfrutar de un espacio verde agradable, limpio y armónico. Le brinda a todo el que visite nuestra ciudad un lugar para poder disfrutar del clima y de un agradable momento con familiares o para simplemente distenderse de sus obligaciones y poder disfrutarlo”.</text:p>
      <text:p text:style-name="P21"/>
      <text:p text:style-name="P21"><text:soft-page-break/><text:span text:style-name="T4">“</text:span>Puede ser <text:s/>un instrumento para poner en valor bienes públicos de la ciudad y constituir un aporte ciudadano para mejorar la calidad de vida”.</text:p>
      <text:p text:style-name="P21"/>
      <text:p text:style-name="P21"><text:span text:style-name="T4">“</text:span>Las plazas públicas se pueden apreciar en cualquier ciudad a nivel mundial, ya que esta se considera como un símbolo importante y como un elemento urbano imprescindible que se ha destacado desde tiempos remotos dándole estilo, y belleza a cada civilización. Este proyecto es muy importante no sólo para el turismo que posee Bariloche sino también para la vida cotidiana de las personas que habitan todo el año, ya que estos espacios verdes sirven para salir de las ocupaciones cotidianas, respirar y calmar el estrés laboral, entre otros. Es importante que las plazas estén cuidadas y limpias ya que si esto no es así no es posible llevar a cabo el fin de estos espacios de recreación e interacción. Además, <text:s/>produce una convivencia entre todos los seres humanos ya que hay ciertas reglas y hábitos que se deben respetar”.</text:p>
      <text:p text:style-name="P22"/>
      <text:p text:style-name="P21"><text:span text:style-name="T4">“</text:span>Yo creo que el padrinazgo de plazas es importante para nuestra ciudad, ya que al ser una ciudad turística y con mucho intercambio cultural, ya sea con personas de Chile como de muchos países del mundo (dado su ubicación geográfica y su economía basada en el turismo) es importante mantener nuestras plazas en buen estado, con el principal objetivo de embellecer la ciudad. Por otra parte, <text:s/>pienso que es importante crear un espacio verde público, donde los niños puedan jugar y divertirse, y que estos se mantengan en cierto estado, tanto para generar un lugar donde los niños puedan jugar y mantenerlos dentro de un espacio seguro (no metales oxidados sobresaliendo o hamacas rotas, etc)”.</text:p>
      <text:p text:style-name="P21"/>
      <text:p text:style-name="P21"><text:span text:style-name="T4">“</text:span>Yo creo que es algo importante para todos, desde el punto de vista económico, turístico y social. Siendo conscientes de que el Estado no puede financiar el cuidado de espacios verdes, ofrecemos una alternativa, pidiendo a distintas empresas que realicen dicho padrinazgo a cambio de ciertos beneficios”.</text:p>
      <text:p text:style-name="P21"/>
      <text:p text:style-name="P21"><text:span text:style-name="T4">“</text:span>Me gustaría <text:s/>que nuestra ciudad pueda tener la posibilidad de apradrinar <text:s/>plazas o espacios públicos de la ciudad de San Carlos de Bariloche, ya que es una ciudad la cual su actividad principal es el turismo, por lo tanto necesitamos que este lugar tenga un paisaje y cuidados especiales”.</text:p>
      <text:p text:style-name="P21"/>
      <text:p text:style-name="P21"><text:span text:style-name="T4">“</text:span>Nos cuestionamos por qué el espacio público es importante, una respuesta podría ser la siguiente: El espacio público ofrece identidad y carácter particular al municipio y sus habitantes. En él se desarrolla la vida ciudadana en la medida que son estos los lugares de expresión en donde se comparte opiniones, se evalúan propuestas y se elige la mejor decisión en torno a valores socialmente construidos. Es importante porque el espacio público facilita el desplazamiento de las personas entre diferentes sectores de la ciudad, por lo que su calidad constituye un factor clave de la productividad urbana. También se puede decir que es importante porque dignifica la calidad de vida de las personas, en especial de los niños, los ancianos y aquellas con movilidad reducida. El espacio público también tiene una dimensión socio-cultural. Es un lugar de relación y de identificación, de contacto entre las gentes, de animación urbana, a veces de expresión comunitaria.”</text:p>
      <text:p text:style-name="P21"/>
      <text:p text:style-name="P21"><text:span text:style-name="T4">“</text:span>Hay que valorar los espacios públicos <text:s/>porque nunca se sabe cuando una empresa pública puede adquirirlos para su bien y eliminar este espacio publico donde un menor juega y se lo podría trasladar a la calle en la cual se presenta un gran riesgo, o por algún motivo ya no podemos disfrutar del mismo, por eso hay que valorar y saber cuidar a estos espacios públicos. Más en nuestra ciudad ya que es una ciudad turística y hay que cuidar su apariencia en todos los aspectos posibles, tanto para mantener como para atraer más turistas y no perderlos.”</text:p>
      <text:p text:style-name="P21"><text:soft-page-break/></text:p>
      <text:p text:style-name="P21"><text:span text:style-name="T4">“</text:span>Razones por las cuales queremos el apadrinamiento de las plazas:</text:p>
      <text:p text:style-name="P21">-<text:tab/>Nuestra ciudad se basa en el turismo y al no cuidar estos espacios podemos perder turistas.</text:p>
      <text:p text:style-name="P21">-<text:tab/>No sólo para los turistas, sino también para los residentes ya que a nadie le gustaría vivir cerca de un espacio público descuidado, sucio, contaminado, etc.</text:p>
      <text:p text:style-name="P21">-<text:tab/>Para que las empresas, por un lado mejoren los espacios públicos y por el otro, que ellos adquieran un bien, en este caso publicidad”.</text:p>
      <text:p text:style-name="P21"/>
      <text:p text:style-name="P21"><text:span text:style-name="T4">“</text:span>Nos parece importante hacer una ordenanza sobre el padrinazgo de plazas, que conste de renovar y mantener los espacios verdes públicos de nuestra ciudad turística San Carlos de Bariloche, ya que las mismas son un factor que embellecen nuestra ciudad y agradan a las personas que la visitan. Llevándose con ellos un recuerdo de una ciudad cuidada, en la que le dan importancia al contacto con la naturaleza y los cuidados ambientales. Es agradable para los turistas, y también los residentes, poder contar con espacios verdes públicos limpios y <text:s/>bien mantenidos donde pueden pasar un tiempo libre junto a amigos, familia o solos, un lugar <text:s/>para relajarse y disfrutar del paisaje y de la hermosa ciudad en la cual se encuentran, un lugar en el que es satisfactorio estar y mejorar su estadía, promocionándola de una mejor forma a otros para que deseen visitarla”.</text:p>
      <text:p text:style-name="P21"/>
      <text:p text:style-name="P21"><text:span text:style-name="T4">“</text:span>El proyecto consta en mejorar las plazas de nuestra ciudad que están en malas condiciones, favoreciendo la apariencia de nuestra ciudad turística. Lo que proponemos es que una empresa de Bariloche se haga cargo de la limpieza y mantenimiento de una plaza pública de la ciudad, y de este modo como retribución se cubriría parte de su responsabilidad social como entidad y podrían tener publicidad en dicha plaza”.</text:p>
      <text:p text:style-name="P21"/>
      <text:p text:style-name="P21"><text:span text:style-name="T4">“</text:span>Consideramos que el padrinazgo de plazas en nuestra ciudad es importante, ya que le dan un mejor aspecto a la ciudad y los turistas se llevan una mejor imagen. Además las familias tendrían un lugar donde pueden pasar un tiempo disfrutando, estar tranquilos y relajarse, llevar a los chicos, sabiendo que es un lugar seguro”.</text:p>
      <text:p text:style-name="P7"><text:tab/><text:tab/></text:p>
      <text:p text:style-name="P8"><text:span text:style-name="T6">AUTORES</text:span><text:span text:style-name="T5">:</text:span> Concejales Leandro Lescano (AFSP) y Alejandro Ramos Mejía (PJ).</text:p>
      <text:p text:style-name="P7"/>
      <text:p text:style-name="P25"><text:span text:style-name="T6">INICIATIVA:</text:span> Rosario Armas y Alumnos 5to. A (orientación contable), Colegio Primo Capraro.</text:p>
      <text:p text:style-name="P20"/>
      <text:p text:style-name="P24"/>
      <text:p text:style-name="Text_20_body">El proyecto original Nº 481/13, con las modificaciones introducidas, fue aprobado en la sesión del día 6 de marzo de 2014, según consta en el Acta Nº 1014 /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11">ORDENANZA </text:p>
      <text:p text:style-name="P11"/>
      <text:p text:style-name="P11"/>
      <table:table table:name="Tabla1" table:style-name="Tabla1">
        <table:table-column table:style-name="Tabla1.A"/>
        <table:table-column table:style-name="Tabla1.B"/>
        <table:table-row table:style-name="Tabla1.1">
          <table:table-cell table:style-name="Tabla1.A1" office:value-type="string">
            <text:p text:style-name="P13">Art. <text:s/>1°)</text:p>
          </table:table-cell>
          <table:table-cell table:style-name="Tabla1.A1" office:value-type="string">
            <text:p text:style-name="P23">Se crea en el ámbito municipal el Programa “Padrinazgo de Plazas y Espacios Públicos”.</text:p>
            <text:p text:style-name="P23"/>
          </table:table-cell>
        </table:table-row>
        <table:table-row table:style-name="Tabla1.1">
          <table:table-cell table:style-name="Tabla1.A1" table:number-rows-spanned="2" office:value-type="string">
            <text:p text:style-name="P14">Art. <text:s/>2°)</text:p>
            <text:p text:style-name="P14"><text:soft-page-break/></text:p>
            <text:p text:style-name="P14"/>
            <text:p text:style-name="P14"/>
            <text:p text:style-name="P9"/>
            <text:p text:style-name="P9">Art. <text:s/>3°) <text:s/></text:p>
            <text:p text:style-name="P14"/>
            <text:p text:style-name="P14"/>
            <text:p text:style-name="P14"/>
            <text:p text:style-name="P9">Art. <text:s/>4º ) <text:s/></text:p>
            <text:p text:style-name="P14"/>
            <text:p text:style-name="P14"/>
            <text:p text:style-name="P14"/>
            <text:p text:style-name="P9">Art. <text:s/>5º)</text:p>
            <text:p text:style-name="P14"/>
            <text:p text:style-name="P14"/>
            <text:p text:style-name="P14"/>
            <text:p text:style-name="P14"/>
            <text:p text:style-name="P14"/>
            <text:p text:style-name="P14"/>
            <text:p text:style-name="P14"/>
            <text:p text:style-name="P14"/>
            <text:p text:style-name="P14">Art. <text:s/>6º)</text:p>
            <text:p text:style-name="P14"/>
            <text:p text:style-name="P14"/>
            <text:p text:style-name="P14"/>
            <text:p text:style-name="P14"/>
            <text:p text:style-name="P14"/>
            <text:p text:style-name="P14"/>
            <text:p text:style-name="P14"/>
            <text:p text:style-name="P14"/>
            <text:p text:style-name="P14"/>
            <text:p text:style-name="P9">Art. <text:s/>7º) <text:s text:c="3"/></text:p>
            <text:p text:style-name="P14"/>
            <text:p text:style-name="P14"/>
            <text:p text:style-name="P14"/>
            <text:p text:style-name="P14"/>
            <text:p text:style-name="P9">Art. <text:s/>8º)</text:p>
            <text:p text:style-name="P14"/>
            <text:p text:style-name="P14"/>
            <text:p text:style-name="P9">Art. <text:s/>9°)</text:p>
            <text:p text:style-name="P15"/>
          </table:table-cell>
          <table:table-cell table:style-name="Tabla1.A1" office:value-type="string">
            <text:p text:style-name="P8">Dicho programa será impulsado por la Secretaría de Obras y Servicios Públicos <text:soft-page-break/>o la que a futuro la reemplace, coordinado conjuntamente con la Dirección General de Parques y Jardines, la Cámara de Turismo y la Cámara de Comercio de nuestra ciudad, otorgándole la difusión correspondiente.</text:p>
            <text:p text:style-name="P8"/>
            <text:p text:style-name="P8">El Programa “Padrinazgo de Plazas y Espacios Públicos” tendrá como objetivo el mantenimiento y puesta en valor de los espacios verdes públicos, a través de un convenio de gestión conjunta entre distintas entidades privadas y el Estado.</text:p>
            <text:p text:style-name="P8"/>
            <text:p text:style-name="P8">Podrán ser padrinos entidades intermedias, sociedades, empresas, universidades, colegios, asociaciones vecinales, clubes, organizaciones no gubernamentales, o cualquier persona física o jurídica.</text:p>
            <text:p text:style-name="P8"/>
            <text:p text:style-name="P8">Cada padrino deberá coordinar con la Secretaría Obras y Servicios Públicos o la que a futuro la reemplace y la Dirección de Parques y Jardines el espacio público elegido, las mejoras a realizarse en el mismo, la estimación de gastos aportada por el padrino para su realización y el tiempo estimado del padrinazgo, destacándose que el mismo podrá ser dejado sin efecto por voluntad de ambas partes. Durante la vigencia del padrinazgo, el padrino podrá realizar publicidad correspondiente a este programa especificando las mejoras a realizar en el espacio público apadrinado.</text:p>
            <text:p text:style-name="P8"/>
            <text:p text:style-name="P8">Para acceder a los beneficios de descuentos para los pagos de tasas y contribuciones municipales, los padrinos deberán acreditar fehacientemente los aportes realizados una vez finalizado el tiempo estipulado para el padrinazgo. Dichos aportes serán verificados por la Secretaría de Obras y Servicios Públicos o la que a futuro la reemplace y su realización supervisada por la Dirección de Parques y Jardines. Una vez aprobados los mismos, la Secretaría de Obras y Servicios Públicos o la que a futuro la reemplace otorgará un comprobante de exención de tasas y/o contribuciones municipales por el importe equivalente al 20 % del aporte realizado por el padrino.</text:p>
            <text:p text:style-name="P8"/>
            <text:p text:style-name="P8">La Municipalidad de San Carlos de Bariloche y el Concejo Municipal se comprometen a otorgarle difusión y publicidad a la presente ordenanza, como así también a los padrinos que colaboren en el mismo, destacando los aportes y beneficios realizados en cada espacio público o plaza apadrinada.</text:p>
            <text:p text:style-name="P8"><text:tab/></text:p>
            <text:p text:style-name="P8">Las mejoras a realizarse en los espacios públicos apadrinados deberán incorporar los parámetros de inclusión contemplados en la Ordenanza 2425-CM-13.</text:p>
            <text:p text:style-name="P8"/>
            <text:p text:style-name="P8">Se abroga la Ordenanza 1394-CM-04.</text:p>
          </table:table-cell>
        </table:table-row>
        <table:table-row table:style-name="Tabla1.1">
          <table:covered-table-cell/>
          <table:table-cell table:style-name="Tabla1.A1" office:value-type="string">
            <text:p text:style-name="P8"/>
          </table:table-cell>
        </table:table-row>
        <table:table-row table:style-name="Tabla1.1">
          <table:table-cell table:style-name="Tabla1.A1" office:value-type="string">
            <text:p text:style-name="P15">Art. 10°) </text:p>
          </table:table-cell>
          <table:table-cell table:style-name="Tabla1.A1" office:value-type="string">
            <text:p text:style-name="P16">Comuníquese. Publíquese en el Boletín Oficial. Tómese razón. Cumplido, archívese.</text:p>
          </table:table-cell>
        </table:table-row>
      </table:table>
      <text:p text:style-name="P1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1.27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4"><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text:p text:style-name="Standard"/>
        <text:p text:style-name="Standard"/>
        <text:p text:style-name="Standard"/>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omisiones </dc:creator>
    <dc:date>2014-03-12T10:10:32</dc:date>
    <meta:print-date>2014-03-12T10:04:28</meta:print-date>
    <meta:editing-cycles>25</meta:editing-cycles>
    <meta:editing-duration>PT4H50M29S</meta:editing-duration>
    <meta:generator>LibreOffice/3.5$Linux_X86_64 LibreOffice_project/350m1$Build-2</meta:generator>
    <meta:printed-by>Comisiones </meta:printed-by>
    <meta:document-statistic meta:table-count="1" meta:image-count="1" meta:object-count="0" meta:page-count="5" meta:paragraph-count="69" meta:word-count="2328" meta:character-count="14697" meta:non-whitespace-character-count="12223"/>
    <meta:user-defined meta:name="Información 1"/>
    <meta:user-defined meta:name="Información 2"/>
    <meta:user-defined meta:name="Información 3"/>
    <meta:user-defined meta:name="Información 4"/>
  </office:meta>
</office:document-meta>
</file>